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1000000010EEB23C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2pt" officeooo:rsid="00045ca6" officeooo:paragraph-rsid="00045ca6" style:font-size-asian="12pt" style:font-size-complex="12pt"/>
    </style:style>
    <style:style style:name="P2" style:family="paragraph" style:parent-style-name="Standard">
      <style:text-properties style:font-name="Bitstream Charter" fo:font-size="12pt" officeooo:rsid="00049cc2" officeooo:paragraph-rsid="00049cc2" style:font-size-asian="12pt" style:font-size-complex="12pt"/>
    </style:style>
    <style:style style:name="P3" style:family="paragraph" style:parent-style-name="Text_20_body">
      <style:text-properties style:font-name="Bitstream Charter" fo:font-size="12pt" style:font-size-asian="12pt" style:font-size-complex="12pt"/>
    </style:style>
    <style:style style:name="P4" style:family="paragraph" style:parent-style-name="Text_20_body">
      <style:text-properties style:font-name="Bitstream Charter" fo:font-size="12pt" officeooo:paragraph-rsid="00049cc2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2pt" style:text-underline-style="none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fo:line-height="144%" style:writing-mode="lr-tb"/>
      <style:text-properties fo:font-variant="normal" fo:text-transform="none" fo:color="#000000" style:text-line-through-style="none" style:text-line-through-type="none" style:font-name="Bitstream Charter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style:font-name="Bitstream Charter" fo:font-size="12pt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style:font-name="Bitstream Charter" fo:font-size="12pt" officeooo:paragraph-rsid="000b8b95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style:font-name="Bitstream Charter" fo:font-size="12pt" officeooo:rsid="000bcf97" officeooo:paragraph-rsid="000bcf97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44%" style:writing-mode="lr-tb"/>
      <style:text-properties style:font-name="Bitstream Charter" fo:font-size="12pt" style:font-size-asian="12pt" style:font-size-complex="12pt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Bitstream Charter" fo:font-size="12pt" fo:font-style="normal" style:text-underline-style="none" fo:font-weight="normal" style:text-blinking="false" style:font-size-asian="12pt" style:font-size-complex="12p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Bitstream Charter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fo:background-color="transparent" style:writing-mode="lr-tb">
        <style:background-image/>
      </style:paragraph-properties>
      <style:text-properties style:font-name="Bitstream Charter" fo:font-size="12pt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style:font-name="Bitstream Charter"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officeooo:rsid="00049cc2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49cc2"/>
    </style:style>
    <style:style style:name="T8" style:family="text">
      <style:text-properties style:text-position="0% 100%" officeooo:rsid="00049cc2"/>
    </style:style>
    <style:style style:name="T9" style:family="text">
      <style:text-properties style:text-position="0% 100%" officeooo:rsid="000524c2"/>
    </style:style>
    <style:style style:name="T10" style:family="text">
      <style:text-properties style:text-position="0% 100%" officeooo:rsid="00071714"/>
    </style:style>
    <style:style style:name="T11" style:family="text">
      <style:text-properties style:text-position="0% 100%" officeooo:rsid="0009edeb"/>
    </style:style>
    <style:style style:name="T12" style:family="text">
      <style:text-properties style:text-position="0% 100%" officeooo:rsid="000b84bd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font-name="Liberation Serif"/>
    </style:style>
    <style:style style:name="T15" style:family="text">
      <style:text-properties officeooo:rsid="00049cc2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49cc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b8b9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bcf97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d482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6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049cc2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0bcf97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0d4829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ize="6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49cc2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cf97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d4829" style:text-blinking="false" fo:background-color="transparent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0bcf97" fo:background-color="transparent" loext:char-shading-value="0"/>
    </style:style>
    <style:style style:name="T34" style:family="text">
      <style:text-properties officeooo:rsid="000d4829" fo:background-color="transparent" loext:char-shading-value="0"/>
    </style:style>
    <style:style style:name="T35" style:family="text">
      <style:text-properties fo:font-size="6pt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</text:p>
      <text:p text:style-name="P1">I pledge my honor that I have abided by the Stevens Honor System</text:p>
      <text:p text:style-name="P1"/>
      <text:p text:style-name="P1">4.1</text:p>
      <text:p text:style-name="P1">a. Yes, 0100 is accepted by DFA M.</text:p>
      <text:p text:style-name="P1">b. No, 011 is rejected by M.</text:p>
      <text:p text:style-name="P1">c. No, the input is not in the correct form (only 1 comp)</text:p>
      <text:p text:style-name="P1">d. No, the input is not in the correct form (first comp is not a regular exression)</text:p>
      <text:p text:style-name="P1">e. No, the M's language is not empty.</text:p>
      <text:p text:style-name="P1">f. Yes, M accepts the same language as itself.</text:p>
      <text:p text:style-name="P1"/>
      <text:p text:style-name="P1">4.2</text:p>
      <text:p text:style-name="P1">Define the language as C = {&lt;M, R&gt; | M is a DFA and R is regular expression where L(M) = L(B) }</text:p>
      <text:p text:style-name="P1"/>
      <text:p text:style-name="P1">Turing Machine T decides C:</text:p>
      <text:p text:style-name="P1"/>
      <text:p text:style-name="P1">T = “ on input &lt;M,R&gt; (M is DFA, R is reg. Expression):</text:p>
      <text:p text:style-name="P1">1. <text:span text:style-name="T15">C</text:span>on<text:span text:style-name="T15">v</text:span>ert R into DFA D<text:span text:style-name="T1">R </text:span><text:span text:style-name="T4">w | Kleene's theorem</text:span></text:p>
      <text:p text:style-name="P1"><text:span text:style-name="T4">2. Run TM decider F on input &lt;M, D</text:span><text:span text:style-name="T1">R</text:span><text:span text:style-name="T4">&gt;</text:span></text:p>
      <text:p text:style-name="P1"><text:span text:style-name="T4">3. If F accepts, accept. If F rejects, reject.</text:span></text:p>
      <text:p text:style-name="P1"><text:span text:style-name="T4"/></text:p>
      <text:p text:style-name="P1"><text:span text:style-name="T4">4.3</text:span></text:p>
      <text:p text:style-name="P1"><text:span text:style-name="T4">ALL</text:span><text:span text:style-name="T1">DFA</text:span><text:span text:style-name="T4"> = {&lt;A&gt; | A is DFA and L(A) = Σ* }</text:span></text:p>
      <text:p text:style-name="P1"><text:span text:style-name="T4"/></text:p>
      <text:p text:style-name="P1"><text:span text:style-name="T4">Turing Machine M decides ALL</text:span><text:span text:style-name="T1">DFA</text:span><text:span text:style-name="T4">:</text:span></text:p>
      <text:p text:style-name="P1"><text:span text:style-name="T4"/></text:p>
      <text:p text:style-name="P1"><text:span text:style-name="T4">M = “on input x</text:span></text:p>
      <text:p text:style-name="P1"><text:span text:style-name="T4">1. If x is DFA, denote the DFA</text:span><text:span text:style-name="T1">C</text:span><text:span text:style-name="T4"> D</text:span><text:span text:style-name="T1">A</text:span><text:span text:style-name="T4">. </text:span><text:span text:style-name="T8">Else</text:span><text:span text:style-name="T4"> reject x.</text:span></text:p>
      <text:p text:style-name="P1"><text:span text:style-name="T4">2. </text:span><text:span text:style-name="T8">Make</text:span><text:span text:style-name="T4"> the complement DFA D</text:span><text:span text:style-name="T1">A</text:span></text:p>
      <text:p text:style-name="P1"><text:span text:style-name="T4">3. Run &lt;D</text:span><text:span text:style-name="T1">A</text:span><text:span text:style-name="T13">C</text:span><text:span text:style-name="T4">&gt; on Turing Machine T that decides E</text:span><text:span text:style-name="T1">DFA</text:span></text:p>
      <text:p text:style-name="P1"><text:span text:style-name="T4">4. If T accepts &lt;A</text:span><text:span text:style-name="T13">C</text:span><text:span text:style-name="T4">&gt;, accept x.</text:span></text:p>
      <text:p text:style-name="P1"><text:span text:style-name="T4">5. If T rejects, reject x.</text:span></text:p>
      <text:p text:style-name="P1"><text:span text:style-name="T4"/></text:p>
      <text:p text:style-name="P1"><text:span text:style-name="T4">4.7</text:span></text:p>
      <text:p text:style-name="P1"><text:span text:style-name="T4">Assume {0, 1} belongs to real number R and is countable.</text:span></text:p>
      <text:p text:style-name="P1"><text:span text:style-name="T9">A</text:span><text:span text:style-name="T4">ssumption must be contradicted to prove B is uncountable.</text:span></text:p>
      <text:p text:style-name="P1"><text:span text:style-name="T4"/></text:p>
      <text:p text:style-name="P1"><text:span text:style-name="T4">Countable real number:</text:span></text:p>
      <text:p text:style-name="P1"><text:span text:style-name="T4">r</text:span><text:span text:style-name="T1">0, </text:span><text:span text:style-name="T4">r</text:span><text:span text:style-name="T1">1</text:span><text:span text:style-name="T4">, r</text:span><text:span text:style-name="T1">2</text:span><text:span text:style-name="T4">, r</text:span><text:span text:style-name="T1">3</text:span><text:span text:style-name="T4">, . . .</text:span></text:p>
      <text:p text:style-name="P1"><text:span text:style-name="T4"/></text:p>
      <text:p text:style-name="P1"><text:span text:style-name="T4">B lies in the range {0, 1}. This </text:span><text:span text:style-name="T9">means</text:span><text:span text:style-name="T4"> that a number y between 0 and 1 </text:span><text:span text:style-name="T9">has</text:span><text:span text:style-name="T4"> an integer part that is 0.</text:span></text:p>
      <text:p text:style-name="P1"><text:span text:style-name="T4"/></text:p>
      <text:p text:style-name="P1"><text:span text:style-name="T4">Suppose y</text:span><text:span text:style-name="T1">0</text:span><text:span text:style-name="T4"> is a number </text:span><text:span text:style-name="T9">&lt;</text:span><text:span text:style-name="T4"> r</text:span><text:span text:style-name="T1">0</text:span><text:span text:style-name="T4">.</text:span><text:span text:style-name="T1"> </text:span><text:span text:style-name="T4">This ensures y</text:span><text:span text:style-name="T1">0</text:span><text:span text:style-name="T4"> and r</text:span><text:span text:style-name="T1">0</text:span><text:span text:style-name="T4"> are !</text:span><text:span text:style-name="T10">= </text:span><text:span text:style-name="T4">.</text:span></text:p>
      <text:p text:style-name="P1"><text:span text:style-name="T4"/></text:p>
      <text:p text:style-name="P1"><text:span text:style-name="T4">y</text:span><text:span text:style-name="T1">1 </text:span><text:span text:style-name="T4">↔ .d</text:span><text:span text:style-name="T1">11</text:span><text:span text:style-name="T4">, d</text:span><text:span text:style-name="T1">12 </text:span><text:span text:style-name="T4">. . .</text:span></text:p>
      <text:p text:style-name="P1"><text:soft-page-break/><text:span text:style-name="T4">y</text:span><text:span text:style-name="T1">2</text:span><text:span text:style-name="T4"> ↔ .d</text:span><text:span text:style-name="T1">21</text:span><text:span text:style-name="T4">, d</text:span><text:span text:style-name="T1">22</text:span><text:span text:style-name="T4"> . . .</text:span></text:p>
      <text:p text:style-name="P1"><text:span text:style-name="T4">y</text:span><text:span text:style-name="T1">3 </text:span><text:span text:style-name="T4">↔ .d</text:span><text:span text:style-name="T1">31</text:span><text:span text:style-name="T4">, d</text:span><text:span text:style-name="T1">32</text:span><text:span text:style-name="T4"> . . .</text:span></text:p>
      <text:p text:style-name="P1"><text:span text:style-name="T4">y</text:span><text:span text:style-name="T1">n </text:span><text:span text:style-name="T4">↔ .d</text:span><text:span text:style-name="T1">n1</text:span><text:span text:style-name="T4">, d</text:span><text:span text:style-name="T1">n2</text:span><text:span text:style-name="T4"> . . .</text:span></text:p>
      <text:p text:style-name="P1"><text:span text:style-name="T4"/></text:p>
      <text:p text:style-name="P1"><text:span text:style-name="T4">Since y = 0. y</text:span><text:span text:style-name="T1">0</text:span><text:span text:style-name="T4">y</text:span><text:span text:style-name="T1">1</text:span><text:span text:style-name="T4">y</text:span><text:span text:style-name="T1">2</text:span><text:span text:style-name="T4">y</text:span><text:span text:style-name="T1">3</text:span><text:span text:style-name="T4"> . . . and y</text:span><text:span text:style-name="T1">n</text:span><text:span text:style-name="T4"> != d</text:span><text:span text:style-name="T1">nn</text:span><text:span text:style-name="T4"> for each N, </text:span><text:span text:style-name="T11">then</text:span><text:span text:style-name="T4"> y</text:span><text:span text:style-name="T3">n</text:span><text:span text:style-name="T8"> != r</text:span><text:span text:style-name="T3">i</text:span><text:span text:style-name="T8"> .</text:span></text:p>
      <text:p text:style-name="P2"><text:span text:style-name="T4">This proves by contradiction that </text:span><text:span text:style-name="T12">the </text:span><text:span text:style-name="T4">v</text:span><text:span text:style-name="T11">a</text:span><text:span text:style-name="T4">lue of y is different from the value of a rational number. Therefore, B is uncountable via diagonilization.</text:span></text:p>
      <text:p text:style-name="P2"><text:span text:style-name="T4"/></text:p>
      <text:p text:style-name="P4"><text:bookmark text:name="docs-internal-guid-ef4247f8-3221-d87a-9d7d-15a9125b5c5e"/><text:span text:style-name="T29">4.8</text:span></text:p>
      <text:p text:style-name="P7"><text:span text:style-name="T28">T = { (i, j, k) | i, j, k ϵ N }</text:span></text:p>
      <text:p text:style-name="P7"><text:span text:style-name="T30">Make</text:span><text:span text:style-name="T28"> a one-to-one and onto mapping from T to N.</text:span></text:p>
      <text:p text:style-name="P7"><text:span text:style-name="T28">i, j, k </text:span><text:span text:style-name="T30">are</text:span><text:span text:style-name="T28"> natural numbers and are countable.</text:span></text:p>
      <text:p text:style-name="P15"><text:span text:style-name="T28">&lt;i, j, k&gt; = &lt;i1, j1, k1&gt; is a one-to-one function from S to N and an onto mapping from S to N.</text:span></text:p>
      <text:p text:style-name="P14">Prove it is also a one-to-one and onto mapping from T to N.</text:p>
      <text:p text:style-name="P3"/>
      <text:p text:style-name="P14">Assume (h (&lt;i, j&gt;, k)) = (h ( &lt;i’, j’&gt;, k’)).</text:p>
      <text:p text:style-name="P15"><text:span text:style-name="T28">Assume f (&lt;i, j, k&gt;) = f’ ( &lt;i’, j’, k’&gt;).</text:span></text:p>
      <text:p text:style-name="P15"><text:span text:style-name="T28"/></text:p>
      <text:p text:style-name="P14">h (&lt;h (&lt;h &lt;i, j&gt;, k&gt;) &gt;) = h (&lt;h (&lt;i’, j’&gt;, k’)&gt;)</text:p>
      <text:p text:style-name="P3"/>
      <text:p text:style-name="P15"><text:span text:style-name="T28">Since h is one-to-one:</text:span></text:p>
      <text:p text:style-name="P15"><text:span text:style-name="T28">(h (&lt;i, j&gt;, k)) = (h (&lt;i’, j’&gt;, k’))</text:span></text:p>
      <text:p text:style-name="P15"><text:span text:style-name="T28">h (&lt;i, j&gt;) = h (&lt;i’, j’&gt;) and k = k’</text:span></text:p>
      <text:p text:style-name="P15"><text:span text:style-name="T28">&lt;i, j&gt; = &lt;i’, j’&gt;</text:span></text:p>
      <text:p text:style-name="P15"><text:span text:style-name="T28">h (&lt;m, k&gt;) = n, where m and k are natural numbers</text:span></text:p>
      <text:p text:style-name="P15"><text:span text:style-name="T28"/></text:p>
      <text:p text:style-name="P15"><text:span text:style-name="T28">h is onto, therefore f is also onto.</text:span></text:p>
      <text:p text:style-name="P14">Therefore, f is one-to-one and onto. Hence, T is countable.</text:p>
      <text:p text:style-name="P3"/>
      <text:p text:style-name="P7"><text:span text:style-name="T28">4.16</text:span></text:p>
      <text:p text:style-name="P15"><text:span text:style-name="T28">A = { &lt;R&gt; | R is a regular expression describing a language containing 1 string w that has 111 as a substring }</text:span></text:p>
      <text:p text:style-name="P15"><text:span text:style-name="T28">Assume regular expression: C = (0 ⋃ 1)* 111 (0 ⋃ 1)*</text:span></text:p>
      <text:p text:style-name="P15"><text:span text:style-name="T28">L(R) ϵ A, L(R) is regular</text:span></text:p>
      <text:p text:style-name="P15"><text:soft-page-break/><text:span text:style-name="T28">C ∩ L(R) has DFA M ∩ L(R), regular language is closed under intersection.</text:span></text:p>
      <text:p text:style-name="P15"><text:span text:style-name="T28">Following Turing Machine T decides A:</text:span></text:p>
      <text:list xml:id="list511943567228136542" text:style-name="L1">
        <text:list-item>
          <text:p text:style-name="P11"><text:span text:style-name="T32">Convert R into DFA DR </text:span><text:span text:style-name="T34">with</text:span><text:span text:style-name="T32"> Kleene’s Theorem.</text:span></text:p>
        </text:list-item>
        <text:list-item>
          <text:p text:style-name="P11"><text:span text:style-name="T33">Make</text:span><text:span text:style-name="T32"> DFA DC∩L(R)</text:span></text:p>
        </text:list-item>
        <text:list-item>
          <text:p text:style-name="P12">Run Turing Machine</text:p>
        </text:list-item>
        <text:list-item>
          <text:p text:style-name="P13"><text:span text:style-name="T28">Simulate </text:span><text:span text:style-name="T30">TM</text:span><text:span text:style-name="T28"> that decides CFG, generat</text:span><text:span text:style-name="T31">e</text:span><text:span text:style-name="T28"> strings that contain 111 as a substring. If it accepts, accept. If it rejects, reject.</text:span></text:p>
        </text:list-item>
      </text:list>
      <text:p text:style-name="P7"><text:span text:style-name="T28">This proves language A is decidable.</text:span></text:p>
      <text:p text:style-name="P3"/>
      <text:p text:style-name="P8"><text:span text:style-name="T28">4.21</text:span></text:p>
      <text:p text:style-name="P8"><text:span text:style-name="T28">S = { &lt;M&gt; | M is a DFA that accepts wR</text:span><text:span text:style-name="T16"> </text:span><text:span text:style-name="T28">whenever it accepts w}</text:span></text:p>
      <text:p text:style-name="P7"><text:span text:style-name="T28">Consider Turing machine N.</text:span></text:p>
      <text:p text:style-name="P7"><text:span text:style-name="T28">Check if M is a proper DFA. If proper, accept. Otherwise, reject.</text:span></text:p>
      <text:p text:style-name="P7"><text:span text:style-name="T31">Make</text:span><text:span text:style-name="T28"> DFA MR</text:span><text:span text:style-name="T16"> </text:span><text:span text:style-name="T28">that recognizes { w | wR</text:span><text:span text:style-name="T16"> </text:span><text:span text:style-name="T28">}</text:span></text:p>
      <text:p text:style-name="P7"><text:span text:style-name="T28">Simulate Turing Machine N.</text:span></text:p>
      <text:p text:style-name="P7"><text:span text:style-name="T28">DFA MR</text:span><text:span text:style-name="T16"> </text:span><text:span text:style-name="T28">is </text:span><text:span text:style-name="T31">constructed</text:span><text:span text:style-name="T28"> by </text:span><text:span text:style-name="T31">making</text:span><text:span text:style-name="T28"> NFA from M by reversing transitions as follows:</text:span></text:p>
      <text:p text:style-name="P7"><text:span text:style-name="T28">1. </text:span><text:span text:style-name="T31">Swap</text:span><text:span text:style-name="T28"> initial state w/ accepting state</text:span></text:p>
      <text:p text:style-name="P7"><text:span text:style-name="T28">2. </text:span><text:span text:style-name="T31">Make</text:span><text:span text:style-name="T28"> new initial state w/ ϵ transition to earlier accepting states</text:span></text:p>
      <text:p text:style-name="P7"><text:span text:style-name="T28">This proves M is decidable by S. Therefore, language S is decidable.</text:span></text:p>
      <text:p text:style-name="P7"><text:span text:style-name="T28"/></text:p>
      <text:p text:style-name="P7"><text:span text:style-name="T28"/></text:p>
      <text:p text:style-name="P9"><text:span text:style-name="T28">Turing Machine Code:</text:span></text:p>
      <text:p text:style-name="P5"><draw:frame draw:style-name="fr1" draw:name="Image1" text:anchor-type="as-char" svg:width="0.0161in" svg:height="0.0161in" draw:z-index="0"><draw:image xlink:href="Pictures/1000020000000001000000010EEB23CC.gif" xlink:type="simple" xlink:show="embed" xlink:actuate="onLoad"/></draw:frame></text:p>
      <text:p text:style-name="P6">name: fibonacci</text:p>
      <text:p text:style-name="P6">init: Init</text:p>
      <text:p text:style-name="P6">accept: Accept</text:p>
      <text:p text:style-name="P3"/>
      <text:p text:style-name="P6">Init, _, _, _</text:p>
      <text:p text:style-name="P6">Accept, _, _, _, -, -, -</text:p>
      <text:p text:style-name="P3"/>
      <text:p text:style-name="P6">Init, 0, _, _</text:p>
      <text:p text:style-name="P6">Shift, 0, _, 0, -, -, -</text:p>
      <text:p text:style-name="P3"/>
      <text:p text:style-name="P6"><text:soft-page-break/>Shift, 0, _, 0</text:p>
      <text:p text:style-name="P6">Check, 0, _, 0, -, -, -</text:p>
      <text:p text:style-name="P3"/>
      <text:p text:style-name="P6">Shift, 0, 0, _</text:p>
      <text:p text:style-name="P6">Shift, 0, 0, _, -, &gt;, &lt;</text:p>
      <text:p text:style-name="P3"/>
      <text:p text:style-name="P6">Shift, 0, 0, 0</text:p>
      <text:p text:style-name="P6">Shift, 0, 0, 0, -, &gt;, &lt;</text:p>
      <text:p text:style-name="P3"/>
      <text:p text:style-name="P6">Shift, 0, _, _</text:p>
      <text:p text:style-name="P6">Shift2, 0, _, _, -, &lt;, -</text:p>
      <text:p text:style-name="P3"/>
      <text:p text:style-name="P6">Shift2, 0, 0, _</text:p>
      <text:p text:style-name="P6">Shift2, 0, 0, 0, -, &lt;, &gt;</text:p>
      <text:p text:style-name="P3"/>
      <text:p text:style-name="P6">Shift2, 0, _, 0</text:p>
      <text:p text:style-name="P6">Shift3, 0, _, 0, -, &gt;, -</text:p>
      <text:p text:style-name="P3"/>
      <text:p text:style-name="P6">Shift3, 0, _, 0</text:p>
      <text:p text:style-name="P6">Shift3, 0, 0, 0, -, &gt;, &gt;</text:p>
      <text:p text:style-name="P3"/>
      <text:p text:style-name="P6">Shift3, 0, 0, 0</text:p>
      <text:p text:style-name="P6">Shift3, 0, 0, 0, -, &gt;, &gt;</text:p>
      <text:p text:style-name="P3"/>
      <text:p text:style-name="P6">Shift3, 0, _, _</text:p>
      <text:p text:style-name="P6">Shift4, 0, _, _, -, &lt;, &lt;</text:p>
      <text:p text:style-name="P3"/>
      <text:p text:style-name="P6">Shift4, 0, 0, 0</text:p>
      <text:p text:style-name="P6">Shift4, 0, 0, 0, -, &lt;, &lt;</text:p>
      <text:p text:style-name="P3"/>
      <text:p text:style-name="P6">Shift4, 0, _, 0</text:p>
      <text:p text:style-name="P6">Shift4, 0, _, 0, -, -, &lt;</text:p>
      <text:p text:style-name="P3"/>
      <text:p text:style-name="P6"><text:soft-page-break/>Shift4, 0, 0, _</text:p>
      <text:p text:style-name="P6">Shift4, 0, 0, _, -, &lt;, -</text:p>
      <text:p text:style-name="P3"/>
      <text:p text:style-name="P6">Shift4, 0, _, _</text:p>
      <text:p text:style-name="P6">Check, 0, _, _, -, &gt;, &gt;</text:p>
      <text:p text:style-name="P3"/>
      <text:p text:style-name="P6">Check, 0, 0, 0</text:p>
      <text:p text:style-name="P6">Check, 0, 0, 0, &gt;, &gt;, -</text:p>
      <text:p text:style-name="P3"/>
      <text:p text:style-name="P6">Check, 0, _, 0</text:p>
      <text:p text:style-name="P6">Check, 0, _, 0, &gt;, -, &gt;</text:p>
      <text:p text:style-name="P3"/>
      <text:p text:style-name="P6">Check, _, _, _</text:p>
      <text:p text:style-name="P6">Accept, _, _, _, -, -, -</text:p>
      <text:p text:style-name="P3"/>
      <text:p text:style-name="P6">Check, 0, _, _</text:p>
      <text:p text:style-name="P6">Reset, 0, _, _, -, &lt;, &lt;</text:p>
      <text:p text:style-name="P3"/>
      <text:p text:style-name="P6">Reset, 0, 0, 0</text:p>
      <text:p text:style-name="P6">Reset, 0, 0, 0, -, &lt;, &lt;</text:p>
      <text:p text:style-name="P3"/>
      <text:p text:style-name="P6">Reset, 0, _, 0</text:p>
      <text:p text:style-name="P6">Reset, 0, _, 0, -, -, &lt;</text:p>
      <text:p text:style-name="P3"/>
      <text:p text:style-name="P6">Reset, 0, 0, _</text:p>
      <text:p text:style-name="P6">Reset, 0, 0, _, -, &lt;, -</text:p>
      <text:p text:style-name="P3"/>
      <text:p text:style-name="P6">Reset, 0, _, _</text:p>
      <text:p text:style-name="P6">Reset, 0, _, _, &lt;, -, -</text:p>
      <text:p text:style-name="P3"/>
      <text:p text:style-name="P6">Reset, _, _, _</text:p>
      <text:p text:style-name="P6"><text:soft-page-break/>Reset2, _, _, _, &gt;, &gt;, &gt;</text:p>
      <text:p text:style-name="P3"/>
      <text:p text:style-name="P6">Reset2, 0, _, 0</text:p>
      <text:p text:style-name="P6">Check, 0, 0, 0, -, -, -</text:p>
      <text:p text:style-name="P3"/>
      <text:p text:style-name="P6">Reset2, 0, 0, 0</text:p>
      <text:p text:style-name="P10"><text:span text:style-name="T28">Shift, 0, 0, 0, -, -,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0:41:34.280834908</meta:creation-date>
    <dc:date>2015-11-22T21:30:49.473798123</dc:date>
    <meta:editing-duration>PT32M30S</meta:editing-duration>
    <meta:editing-cycles>9</meta:editing-cycles>
    <meta:generator>LibreOffice/4.4.2.2$Linux_X86_64 LibreOffice_project/40m0$Build-2</meta:generator>
    <meta:document-statistic meta:table-count="0" meta:image-count="1" meta:object-count="0" meta:page-count="6" meta:paragraph-count="132" meta:word-count="1012" meta:character-count="4300" meta:non-whitespace-character-count="3423"/>
  </office:meta>
</office:document-meta>
</file>